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16000001210A978A0A226D0026.png" manifest:media-type="image/png"/>
  <manifest:file-entry manifest:full-path="Pictures/1000000000000192000001211404089B77315FB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43cm" svg:height="2.54cm" svg:x="4.937cm" svg:y="3.921cm">
          <draw:image xlink:href="Pictures/1000000000000516000001210A978A0A226D0026.png" xlink:type="simple" xlink:show="embed" xlink:actuate="onLoad">
            <text:p/>
          </draw:image>
        </draw:frame>
        <draw:frame draw:style-name="gr1" draw:text-style-name="P1" draw:layer="layout" svg:width="3.531cm" svg:height="2.54cm" svg:x="8.772cm" svg:y="20.939cm">
          <draw:image xlink:href="Pictures/1000000000000192000001211404089B77315FBD.png" xlink:type="simple" xlink:show="embed" xlink:actuate="onLoad">
            <text:p/>
          </draw:image>
        </draw:frame>
        <draw:frame draw:style-name="gr1" draw:text-style-name="P1" draw:layer="layout" svg:width="11.43cm" svg:height="2.54cm" svg:x="4.81cm" svg:y="12.811cm">
          <draw:image xlink:href="Pictures/1000000000000516000001210A978A0A226D002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30T15:07:28.062000000</meta:creation-date>
    <dc:date>2018-06-30T17:00:04.385000000</dc:date>
    <meta:editing-duration>PT1H42M26S</meta:editing-duration>
    <meta:editing-cycles>2</meta:editing-cycles>
    <meta:generator>LibreOffice/5.2.4.2$Windows_x86 LibreOffice_project/3d5603e1122f0f102b62521720ab13a38a4e0eb0</meta:generator>
    <meta:print-date>2018-06-30T15:14:54.927000000</meta:print-date>
    <meta:document-statistic meta:object-count="3"/>
  </office:meta>
</office:document-meta>
</file>